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Default" table:number-columns-repeated="7"/>
          <table:table-cell table:style-name="ce6"/>
          <table:table-cell table:number-columns-repeated="7"/>
        </table:table-row>
        <table:table-row table:style-name="ro1">
          <table:table-cell table:style-name="ce1" office:value-type="string" calcext:value-type="string">
            <text:p>TARE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EMPO POR TAREA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PEO ESTÁTICO POR BLOQUE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2" table:style-name="ce5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APEO ESTÁTICO CÍCLIC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APEO DINÁMIC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 table:number-rows-repeated="2">
          <table:table-cell table:style-name="Default" table:number-columns-repeated="8"/>
          <table:table-cell table:number-columns-repeated="7"/>
        </table:table-row>
        <table:table-row table:style-name="ro1">
          <table:table-cell table:style-name="ce3" office:value-type="string" calcext:value-type="string">
            <text:p>TIEMPOS TOTALE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Efficiency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MAPEO ESTÁTICO POR BLOQUE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  <table:table-cell office:value-type="float" office:value="164" calcext:value-type="float">
            <text:p>164</text:p>
          </table:table-cell>
          <table:table-cell table:formula="of:=SUM([.B10:.E10])/[.F10]" office:value-type="float" office:value="3.17682926829268" calcext:value-type="float">
            <text:p>3,17682926829268</text:p>
          </table:table-cell>
          <table:table-cell table:formula="of:=[.G10]/4" office:value-type="float" office:value="0.794207317073171" calcext:value-type="float">
            <text:p>0,79420731707317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MAPEO ESTÁTICO CÍCLICO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table:formula="of:=SUM([.B11:.E11])/[.F11]" office:value-type="float" office:value="2.71354166666667" calcext:value-type="float">
            <text:p>2,71354166666667</text:p>
          </table:table-cell>
          <table:table-cell table:formula="of:=[.G11]/4" office:value-type="float" office:value="0.678385416666667" calcext:value-type="float">
            <text:p>0,67838541666666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MAPEO DINÁMICO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table:formula="of:=SUM([.B12:.E12])/[.F12]" office:value-type="float" office:value="3.47333333333333" calcext:value-type="float">
            <text:p>3,47333333333333</text:p>
          </table:table-cell>
          <table:table-cell table:formula="of:=[.G12]/4" office:value-type="float" office:value="0.868333333333333" calcext:value-type="float">
            <text:p>0,8683333333333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22:39:25.050195945</meta:creation-date>
    <dc:date>2020-05-17T22:56:31.664241059</dc:date>
    <meta:editing-duration>PT6M56S</meta:editing-duration>
    <meta:editing-cycles>1</meta:editing-cycles>
    <meta:document-statistic meta:table-count="1" meta:cell-count="107" meta:object-count="0"/>
    <meta:generator>LibreOffice/6.4.3.2$Linux_X86_64 LibreOffice_project/40$Build-2</meta:generator>
  </office:meta>
</office:document-meta>
</file>